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5.35mm"/>
    </style:style>
    <style:style style:name="co5" style:family="table-column">
      <style:table-column-properties fo:break-before="auto" style:column-width="38.0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ext-properties fo:font-size="12pt" style:font-size-asian="12pt" style:font-size-complex="12pt"/>
    </style:style>
    <style:style style:name="ce4" style:family="table-cell" style:parent-style-name="Default" style:data-style-name="N3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666666" fo:font-size="12pt" style:font-size-asian="12pt" style:font-size-complex="12pt"/>
    </style:style>
    <style:style style:name="ce6" style:family="table-cell" style:parent-style-name="Default" style:data-style-name="N3">
      <style:text-properties fo:color="#666666" fo:font-size="12pt" style:font-size-asian="12pt" style:font-size-complex="12pt"/>
    </style:style>
    <style:style style:name="ce7" style:family="table-cell" style:parent-style-name="Default" style:data-style-name="N3">
      <style:table-cell-properties fo:background-color="transparent"/>
      <style:text-properties fo:color="#666666" fo:font-size="12pt" style:font-size-asian="12pt" style:font-size-complex="12pt"/>
    </style:style>
    <style:style style:name="ce8" style:family="table-cell" style:parent-style-name="Default" style:data-style-name="N3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Tržby firmy</text:p>
          </table:table-cell>
          <table:table-cell office:value-type="string" calcext:value-type="string">
            <text:p>Čistý zisk firmy</text:p>
          </table:table-cell>
          <table:table-cell table:style-name="ce5" office:value-type="string" calcext:value-type="string">
            <text:p>Nájem + valorizace</text:p>
          </table:table-cell>
          <table:table-cell table:style-name="ce5" office:value-type="string" calcext:value-type="string">
            <text:p>Vstupné</text:p>
          </table:table-cell>
          <table:table-cell table:style-name="ce1" office:value-type="string" calcext:value-type="string">
            <text:p>Celkem nájemné za rok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  <table:table-cell table:style-name="ce6" office:value-type="float" office:value="18057237.7" calcext:value-type="float">
            <text:p>18 057 238</text:p>
          </table:table-cell>
          <table:table-cell table:style-name="ce6" office:value-type="string" calcext:value-type="string">
            <text:p>zatím neznáme </text:p>
          </table:table-cell>
          <table:table-cell table:style-name="ce3" office:value-type="float" office:value="18057237.7" calcext:value-type="float">
            <text:p>18 057 2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6" office:value-type="float" office:value="17931715.68" calcext:value-type="float">
            <text:p>17 931 716</text:p>
          </table:table-cell>
          <table:table-cell table:style-name="ce6" office:value-type="float" office:value="1078824.75" calcext:value-type="float">
            <text:p>1 078 825</text:p>
          </table:table-cell>
          <table:table-cell table:style-name="ce3" office:value-type="float" office:value="19010540.43" calcext:value-type="float">
            <text:p>19 010 5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190448000" calcext:value-type="float">
            <text:p>190 448 000</text:p>
          </table:table-cell>
          <table:table-cell table:style-name="ce3" office:value-type="float" office:value="50696000" calcext:value-type="float">
            <text:p>50 696 000</text:p>
          </table:table-cell>
          <table:table-cell table:style-name="ce6" office:value-type="float" office:value="17878081.4" calcext:value-type="float">
            <text:p>17 878 081</text:p>
          </table:table-cell>
          <table:table-cell table:style-name="ce6" office:value-type="float" office:value="942459.73" calcext:value-type="float">
            <text:p>942 460</text:p>
          </table:table-cell>
          <table:table-cell table:style-name="ce3" office:value-type="float" office:value="18820541.13" calcext:value-type="float">
            <text:p>18 820 54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169706000" calcext:value-type="float">
            <text:p>169 706 000</text:p>
          </table:table-cell>
          <table:table-cell table:style-name="ce3" office:value-type="float" office:value="-38644000" calcext:value-type="float">
            <text:p>-38 644 000</text:p>
          </table:table-cell>
          <table:table-cell table:style-name="ce6" office:value-type="float" office:value="17806854" calcext:value-type="float">
            <text:p>17 806 854</text:p>
          </table:table-cell>
          <table:table-cell table:style-name="ce6" office:value-type="float" office:value="856492.94" calcext:value-type="float">
            <text:p>856 493</text:p>
          </table:table-cell>
          <table:table-cell table:style-name="ce3" office:value-type="float" office:value="18663346.94" calcext:value-type="float">
            <text:p>18 663 34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3" office:value-type="float" office:value="153930000" calcext:value-type="float">
            <text:p>153 930 000</text:p>
          </table:table-cell>
          <table:table-cell table:style-name="ce3" office:value-type="float" office:value="-13444000" calcext:value-type="float">
            <text:p>-13 444 000</text:p>
          </table:table-cell>
          <table:table-cell table:style-name="ce6" office:value-type="float" office:value="17561000" calcext:value-type="float">
            <text:p>17 561 000</text:p>
          </table:table-cell>
          <table:table-cell table:style-name="ce6" office:value-type="float" office:value="860470" calcext:value-type="float">
            <text:p>860 470</text:p>
          </table:table-cell>
          <table:table-cell table:style-name="ce3" office:value-type="float" office:value="18421470" calcext:value-type="float">
            <text:p>18 421 47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3" office:value-type="float" office:value="190603000" calcext:value-type="float">
            <text:p>190 603 000</text:p>
          </table:table-cell>
          <table:table-cell table:style-name="ce3" office:value-type="float" office:value="45986000" calcext:value-type="float">
            <text:p>45 986 000</text:p>
          </table:table-cell>
          <table:table-cell table:style-name="ce6" office:value-type="float" office:value="17000000" calcext:value-type="float">
            <text:p>17 000 000</text:p>
          </table:table-cell>
          <table:table-cell table:style-name="ce6" office:value-type="float" office:value="968612" calcext:value-type="float">
            <text:p>968 612</text:p>
          </table:table-cell>
          <table:table-cell table:style-name="ce3" office:value-type="float" office:value="17968612" calcext:value-type="float">
            <text:p>17 968 6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" office:value-type="float" office:value="178646000" calcext:value-type="float">
            <text:p>178 646 000</text:p>
          </table:table-cell>
          <table:table-cell table:style-name="ce3" office:value-type="float" office:value="54909000" calcext:value-type="float">
            <text:p>54 909 000</text:p>
          </table:table-cell>
          <table:table-cell table:style-name="ce6" office:value-type="float" office:value="8428243.55" calcext:value-type="float">
            <text:p>8 428 244</text:p>
          </table:table-cell>
          <table:table-cell table:style-name="ce6" office:value-type="float" office:value="468636" calcext:value-type="float">
            <text:p>468 636</text:p>
          </table:table-cell>
          <table:table-cell table:style-name="ce3" office:value-type="float" office:value="8896879.55" calcext:value-type="float">
            <text:p>8 896 88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3" office:value-type="float" office:value="186037000" calcext:value-type="float">
            <text:p>186 037 000</text:p>
          </table:table-cell>
          <table:table-cell table:style-name="ce3" office:value-type="float" office:value="56485000" calcext:value-type="float">
            <text:p>56 485 000</text:p>
          </table:table-cell>
          <table:table-cell table:style-name="ce6" office:value-type="float" office:value="8303688.23" calcext:value-type="float">
            <text:p>8 303 688</text:p>
          </table:table-cell>
          <table:table-cell table:style-name="ce6" office:value-type="float" office:value="606540" calcext:value-type="float">
            <text:p>606 540</text:p>
          </table:table-cell>
          <table:table-cell table:style-name="ce3" office:value-type="float" office:value="8910228.23" calcext:value-type="float">
            <text:p>8 910 22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3" office:value-type="float" office:value="188331000" calcext:value-type="float">
            <text:p>188 331 000</text:p>
          </table:table-cell>
          <table:table-cell table:style-name="ce3" office:value-type="float" office:value="50597000" calcext:value-type="float">
            <text:p>50 597 000</text:p>
          </table:table-cell>
          <table:table-cell table:style-name="ce6" office:value-type="float" office:value="8221473.5" calcext:value-type="float">
            <text:p>8 221 474</text:p>
          </table:table-cell>
          <table:table-cell table:style-name="ce6" office:value-type="float" office:value="591523" calcext:value-type="float">
            <text:p>591 523</text:p>
          </table:table-cell>
          <table:table-cell table:style-name="ce3" office:value-type="float" office:value="8812996.5" calcext:value-type="float">
            <text:p>8 812 99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3" office:value-type="float" office:value="187330000" calcext:value-type="float">
            <text:p>187 330 000</text:p>
          </table:table-cell>
          <table:table-cell table:style-name="ce3" office:value-type="float" office:value="80322000" calcext:value-type="float">
            <text:p>80 322 000</text:p>
          </table:table-cell>
          <table:table-cell table:style-name="ce6" office:value-type="float" office:value="7734217.76" calcext:value-type="float">
            <text:p>7 734 218</text:p>
          </table:table-cell>
          <table:table-cell table:style-name="ce6" office:value-type="float" office:value="613478" calcext:value-type="float">
            <text:p>613 478</text:p>
          </table:table-cell>
          <table:table-cell table:style-name="ce3" office:value-type="float" office:value="8347695.76" calcext:value-type="float">
            <text:p>8 347 69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3" office:value-type="float" office:value="143418000" calcext:value-type="float">
            <text:p>143 418 000</text:p>
          </table:table-cell>
          <table:table-cell table:style-name="ce3" office:value-type="float" office:value="46893000" calcext:value-type="float">
            <text:p>46 893 000</text:p>
          </table:table-cell>
          <table:table-cell table:style-name="ce6" office:value-type="float" office:value="7523558.16" calcext:value-type="float">
            <text:p>7 523 558</text:p>
          </table:table-cell>
          <table:table-cell table:style-name="ce6" office:value-type="float" office:value="548738" calcext:value-type="float">
            <text:p>548 738</text:p>
          </table:table-cell>
          <table:table-cell table:style-name="ce3" office:value-type="float" office:value="8072296.16" calcext:value-type="float">
            <text:p>8 072 29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3" office:value-type="float" office:value="208496000" calcext:value-type="float">
            <text:p>208 496 000</text:p>
          </table:table-cell>
          <table:table-cell table:style-name="ce3" office:value-type="float" office:value="150887000" calcext:value-type="float">
            <text:p>150 887 000</text:p>
          </table:table-cell>
          <table:table-cell table:style-name="ce6" office:value-type="float" office:value="7340056" calcext:value-type="float">
            <text:p>7 340 056</text:p>
          </table:table-cell>
          <table:table-cell table:style-name="ce6" office:value-type="float" office:value="494796" calcext:value-type="float">
            <text:p>494 796</text:p>
          </table:table-cell>
          <table:table-cell table:style-name="ce3" office:value-type="float" office:value="7834852" calcext:value-type="float">
            <text:p>7 834 85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3" office:value-type="float" office:value="206248000" calcext:value-type="float">
            <text:p>206 248 000</text:p>
          </table:table-cell>
          <table:table-cell table:style-name="ce3" office:value-type="float" office:value="76788000" calcext:value-type="float">
            <text:p>76 788 000</text:p>
          </table:table-cell>
          <table:table-cell table:style-name="ce6" office:value-type="float" office:value="7203196" calcext:value-type="float">
            <text:p>7 203 196</text:p>
          </table:table-cell>
          <table:table-cell table:style-name="ce6" office:value-type="float" office:value="429635" calcext:value-type="float">
            <text:p>429 635</text:p>
          </table:table-cell>
          <table:table-cell table:style-name="ce3" office:value-type="float" office:value="7632831" calcext:value-type="float">
            <text:p>7 632 83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3" office:value-type="float" office:value="219855000" calcext:value-type="float">
            <text:p>219 855 000</text:p>
          </table:table-cell>
          <table:table-cell table:style-name="ce3" office:value-type="float" office:value="58782000" calcext:value-type="float">
            <text:p>58 782 000</text:p>
          </table:table-cell>
          <table:table-cell table:style-name="ce6" office:value-type="float" office:value="7007000" calcext:value-type="float">
            <text:p>7 007 000</text:p>
          </table:table-cell>
          <table:table-cell table:style-name="ce6" office:value-type="float" office:value="488341" calcext:value-type="float">
            <text:p>488 341</text:p>
          </table:table-cell>
          <table:table-cell table:style-name="ce3" office:value-type="float" office:value="7495341" calcext:value-type="float">
            <text:p>7 495 34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3" office:value-type="float" office:value="222644000" calcext:value-type="float">
            <text:p>222 644 000</text:p>
          </table:table-cell>
          <table:table-cell table:style-name="ce3" office:value-type="float" office:value="-21169000" calcext:value-type="float">
            <text:p>-21 169 000</text:p>
          </table:table-cell>
          <table:table-cell table:style-name="ce6" office:value-type="float" office:value="7000000" calcext:value-type="float">
            <text:p>7 000 000</text:p>
          </table:table-cell>
          <table:table-cell table:style-name="ce6" office:value-type="float" office:value="602950" calcext:value-type="float">
            <text:p>602 950</text:p>
          </table:table-cell>
          <table:table-cell table:style-name="ce3" office:value-type="float" office:value="7602950" calcext:value-type="float">
            <text:p>7 602 95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3" office:value-type="float" office:value="188106000" calcext:value-type="float">
            <text:p>188 106 000</text:p>
          </table:table-cell>
          <table:table-cell table:style-name="ce3" office:value-type="float" office:value="119265131" calcext:value-type="float">
            <text:p>119 265 131</text:p>
          </table:table-cell>
          <table:table-cell table:style-name="ce6" office:value-type="float" office:value="100000" calcext:value-type="float">
            <text:p>100 00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00000" calcext:value-type="float">
            <text:p>100 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3" office:value-type="float" office:value="161383000" calcext:value-type="float">
            <text:p>161 383 000</text:p>
          </table:table-cell>
          <table:table-cell table:style-name="ce3" office:value-type="float" office:value="-40776000" calcext:value-type="float">
            <text:p>-40 776 000</text:p>
          </table:table-cell>
          <table:table-cell table:style-name="ce6" office:value-type="float" office:value="100000" calcext:value-type="float">
            <text:p>100 00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00000" calcext:value-type="float">
            <text:p>100 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8962000" calcext:value-type="float">
            <text:p>8 962 000</text:p>
          </table:table-cell>
          <table:table-cell table:style-name="ce3" office:value-type="float" office:value="-52957000" calcext:value-type="float">
            <text:p>-52 957 000</text:p>
          </table:table-cell>
          <table:table-cell table:style-name="ce6" office:value-type="float" office:value="20100000" calcext:value-type="float">
            <text:p>20 100 00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20100000" calcext:value-type="float">
            <text:p>20 100 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3" office:value-type="float" office:value="26000" calcext:value-type="float">
            <text:p>26 000</text:p>
          </table:table-cell>
          <table:table-cell table:style-name="ce3" office:value-type="float" office:value="-19204000" calcext:value-type="float">
            <text:p>-19 204 000</text:p>
          </table:table-cell>
          <table:table-cell table:style-name="ce7" office:value-type="float" office:value="100000" calcext:value-type="float">
            <text:p>100 00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000" calcext:value-type="float">
            <text:p>100 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4411000" calcext:value-type="float">
            <text:p>-4 411 000</text:p>
          </table:table-cell>
          <table:table-cell table:style-name="ce7" office:value-type="float" office:value="100000" calcext:value-type="float">
            <text:p>100 00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000" calcext:value-type="float">
            <text:p>100 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3"/>
          <table:table-cell table:style-name="ce3" office:value-type="float" office:value="-1226000" calcext:value-type="float">
            <text:p>-1 226 000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Celkem (jen roky 1998-2015)</text:p>
          </table:table-cell>
          <table:table-cell table:style-name="ce4" table:formula="of:=SUM([.B4:.B21])" office:value-type="float" office:value="2804169000" calcext:value-type="float">
            <text:p>2 804 169 000</text:p>
          </table:table-cell>
          <table:table-cell table:style-name="ce4" table:formula="of:=SUM([.C4:.C21])" office:value-type="float" office:value="601005131" calcext:value-type="float">
            <text:p>601 005 131</text:p>
          </table:table-cell>
          <table:table-cell table:style-name="ce6" table:formula="of:=SUM([.D4:.D21])" office:value-type="float" office:value="159507368.6" calcext:value-type="float">
            <text:p>159 507 369</text:p>
          </table:table-cell>
          <table:table-cell table:style-name="ce6" table:formula="of:=SUM([.E4:.E21])" office:value-type="float" office:value="8472671.67" calcext:value-type="float">
            <text:p>8 472 672</text:p>
          </table:table-cell>
          <table:table-cell table:style-name="ce4" table:formula="of:=SUM([.F4:.F21])" office:value-type="float" office:value="167980040.27" calcext:value-type="float">
            <text:p>167 980 040</text:p>
          </table:table-cell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office:value-type="string" calcext:value-type="string">
            <text:p>Nájem za roky 1998 a 1999 je odvozen ze smlouvy, odborem mi byly poskytnuty údaje až od roku 2000</text:p>
          </table:table-cell>
          <table:table-cell table:number-columns-repeated="3"/>
          <table:table-cell table:style-name="ce1" table:number-columns-repeated="2"/>
        </table:table-row>
        <table:table-row table:style-name="ro1" table:number-rows-repeated="5">
          <table:table-cell table:number-columns-repeated="4"/>
          <table:table-cell table:style-name="ce1"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.00.0000</text:date>, <text:time style:data-style-name="N2" text:time-value="14:28:59.08725458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8:11:13.485332394</meta:creation-date>
    <dc:date>2017-04-26T15:17:11.235485866</dc:date>
    <meta:editing-duration>PT52M22S</meta:editing-duration>
    <meta:editing-cycles>5</meta:editing-cycles>
    <meta:generator>LibreOffice/5.2.6.2$Linux_X86_64 LibreOffice_project/20$Build-2</meta:generator>
    <dc:creator>Zabransky Adam</dc:creator>
    <meta:document-statistic meta:table-count="1" meta:cell-count="133" meta:object-count="0"/>
  </office:meta>
</office:document-meta>
</file>